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dbb6" loext:opacity="100%" fo:font-style="italic" style:text-underline-style="solid" style:text-underline-width="auto" style:text-underline-color="font-color" fo:font-weight="bold" fo:background-color="#111111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ÈMIA CLAU DE FA</text:p>
      <text:p text:style-name="P1">PREINSCRIPCIONS PER AL CURS 2004-2005</text:p>
      <text:p text:style-name="P1">Feim públic que s'obre el termini de preinscripció de l'acadèmia de músi-</text:p>
      <text:p text:style-name="P1">ca Clau de Fa per al curs 2004-2005.</text:p>
      <text:p text:style-name="P1">Termini d'inscripció: de l'1 al 10 de setembre, ambdós dies inclosos.</text:p>
      <text:p text:style-name="P1">Informació:</text:p>
      <text:p text:style-name="P1">Lloc: acadèmia Clau de Fa</text:p>
      <text:p text:style-name="P1">C/ Major, 24</text:p>
      <text:p text:style-name="P1">MAÓ</text:p>
      <text:p text:style-name="P1">Tel. 971 11 11 11</text:p>
      <text:p text:style-name="P1">Horari: de dilluns a divendres, de 18 a 21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12:58.170951152</meta:creation-date>
    <dc:date>2025-11-04T10:13:35.038686288</dc:date>
    <meta:editing-duration>PT37S</meta:editing-duration>
    <meta:editing-cycles>1</meta:editing-cycles>
    <meta:document-statistic meta:table-count="0" meta:image-count="0" meta:object-count="0" meta:page-count="1" meta:paragraph-count="11" meta:word-count="65" meta:character-count="346" meta:non-whitespace-character-count="292"/>
    <meta:generator>LibreOffice/24.2.7.2$Linux_X86_64 LibreOffice_project/420$Build-2</meta:generator>
  </office:meta>
</office:document-meta>
</file>